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9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37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EXPECTED</text:p>
          </table:table-cell>
          <table:table-cell office:value-type="string" calcext:value-type="string">
            <text:p><text:s/>UNEXPECTED</text:p>
          </table:table-cell>
          <table:table-cell office:value-type="string" calcext:value-type="string">
            <text:p><text:s/>CRASH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KIP</text:p>
          </table:table-cell>
          <table:table-cell office:value-type="string" calcext:value-type="string">
            <text:p><text:s/>ERRO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hese are a subset of baseline_all which have been filtered to just “interesting tests”. These are the ones to compare against RR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/css/cssom-view/elementsFromPoint-iframes.htm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webdriver/tests/set_window_rect/set.p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custom-elements/parser/parser-sets-attributes-and-children.htm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_mozilla/mozilla/sigsegv.htm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We cannot record these as they never returned “expected” so we ignore them…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/workers/modules/dedicated-worker-import-referrer.htm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FileAPI/url/url-in-tags-revoke.window.htm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html/semantics/embedded-content/the-iframe-element/iframe_sandbox_popups_escaping-1.htm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html/browsers/browsing-the-web/navigating-across-documents/javascript-url-abort/javascript-url-abort-return-value-undefined.tentative.htm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/html/semantics/embedded-content/the-iframe-element/iframe_sandbox_popups_nonescaping-2.htm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/fetch/content-type/script.window.html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browsers/history/the-history-interface/traverse_the_history_1.html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fonts/variations/at-font-face-font-matching.html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transitions/properties-value-inherit-002.html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transitions/transitions-animatable-properties-01.html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workers/semantics/run-a-worker/003.html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ese are a subset of baseline_all which have been filtered to just “interesting tests”. These are the ones to compare against RR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results.A1:results.G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13:32:26.967071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1:51:46.828135367</meta:creation-date>
    <dc:date>2019-08-20T08:54:52.978659876</dc:date>
    <meta:editing-duration>PT3M52S</meta:editing-duration>
    <meta:editing-cycles>3</meta:editing-cycles>
    <meta:generator>LibreOffice/6.2.5.2$Linux_X86_64 LibreOffice_project/20$Build-2</meta:generator>
    <meta:document-statistic meta:table-count="1" meta:cell-count="311" meta:object-count="0"/>
  </office:meta>
</office:document-meta>
</file>